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uracao (semanas)</text:p>
          </table:table-cell>
          <table:table-cell table:style-name="ce1" office:value-type="string" calcext:value-type="string">
            <text:p>Taref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visao bibliograf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o do mo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o do controla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plementar o controlador em um ardui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simulacao hardware in the loop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juste de parametros do modelo do motor com o motor re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juste de parametros do controlador para o modelo corrigido do mo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es do control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3:35:33.323615429</meta:creation-date>
    <dc:date>2018-09-01T14:33:47.063897824</dc:date>
    <meta:editing-duration>P2DT23H47M43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